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color="#000000" style:font-name="Times New Roman" fo:font-size="14pt" style:font-size-asian="14pt" style:font-size-complex="14pt"/>
    </style:style>
    <style:style style:name="T1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letter-spacing="normal" fo:font-style="normal" fo:font-weight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language="en" fo:country="none" fo:font-style="italic" fo:font-weight="normal"/>
    </style:style>
    <style:style style:name="T6" style:family="text">
      <style:text-properties fo:font-variant="normal" fo:text-transform="none" fo:font-size="32pt" fo:letter-spacing="normal" fo:font-style="normal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2.7 </text:span><text:span text:style-name="T2">Мью́текс</text:span><text:span text:style-name="T4"> (</text:span><text:span text:style-name="T1">англ.</text:span><text:span text:style-name="T4"> </text:span><text:span text:style-name="T5">mutex</text:span><text:span text:style-name="T4">, от </text:span><text:span text:style-name="T5">mutual exclusion</text:span><text:span text:style-name="T4"> — «взаимное исключение») — аналог одноместного </text:span><text:span text:style-name="T1">семафора</text:span><text:span text:style-name="T4">, служащий в </text:span><text:span text:style-name="T1">программировании</text:span><text:span text:style-name="T4"> для </text:span><text:span text:style-name="T1">синхронизации</text:span><text:span text:style-name="T4"> одновременно выполняющихся </text:span><text:span text:style-name="T1">потоков</text:span><text:span text:style-name="T4">.</text:span></text:p>
      <text:p text:style-name="P1"><text:span text:style-name="T4"><text:tab/></text:span><text:span text:style-name="T2">Критическая секция</text:span><text:span text:style-name="T4"> (</text:span><text:span text:style-name="T1">англ.</text:span><text:span text:style-name="T4"> </text:span><text:span text:style-name="T5">critical section</text:span><text:span text:style-name="T4">) — объект синхронизации потоков, позволяющий предотвратить одновременное выполнение некоторого набора операций (обычно связанных с доступом к данным) несколькими потоками. </text:span></text:p>
      <text:p text:style-name="P1"><text:span text:style-name="T4"><text:tab/></text:span><text:span text:style-name="T2">Семафо́р</text:span><text:span text:style-name="T4"> — объект, ограничивающий количество </text:span><text:span text:style-name="T1">потоков</text:span><text:span text:style-name="T4">, которые могут войти в заданный участок кода. Определение введено </text:span><text:span text:style-name="T1">Эдсгером Дейкстрой</text:span><text:span text:style-name="T4">. Семафоры используются при передаче данных через </text:span><text:span text:style-name="T1">разделяемую память</text:span><text:span text:style-name="T4">. </text:span></text:p>
      <text:p text:style-name="P1"><text:span text:style-name="T4"><text:tab/></text:span><text:span text:style-name="T2">Отображение файла в память (на память)</text:span><text:span text:style-name="T4"> — это такой способ работы с файлами в некоторых операционных системах, при котором всему файлу или некоторой непрерывной части этого файла ставится в соответствие определённый участок памяти (диапазон адресов оперативной памяти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6:22</dc:date>
    <dc:creator>mark </dc:creator>
    <meta:editing-duration>PT7S</meta:editing-duration>
    <meta:editing-cycles>9</meta:editing-cycles>
    <meta:document-statistic meta:table-count="0" meta:image-count="0" meta:object-count="0" meta:page-count="1" meta:paragraph-count="4" meta:word-count="108" meta:character-count="877" meta:non-whitespace-character-count="767"/>
  </office:meta>
</office:document-meta>
</file>